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046c9" officeooo:paragraph-rsid="002046c9"/>
    </style:style>
    <style:style style:name="P2" style:family="paragraph" style:parent-style-name="Standard">
      <style:text-properties officeooo:rsid="0021c336" officeooo:paragraph-rsid="0021c336"/>
    </style:style>
    <style:style style:name="P3" style:family="paragraph" style:parent-style-name="Standard">
      <style:text-properties officeooo:rsid="00231664" officeooo:paragraph-rsid="00231664"/>
    </style:style>
    <style:style style:name="T1" style:family="text">
      <style:text-properties officeooo:rsid="0021479d"/>
    </style:style>
    <style:style style:name="T2" style:family="text">
      <style:text-properties officeooo:rsid="00217fab"/>
    </style:style>
    <style:style style:name="T3" style:family="text">
      <style:text-properties officeooo:rsid="0021c3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sk 4:</text:p>
      <text:p text:style-name="P1"/>
      <text:p text:style-name="P3">TSR = 8.2</text:p>
      <text:p text:style-name="P1"><text:span text:style-name="T3">8*TSR</text:span>= <text:span text:style-name="T2">tipSpeed</text:span></text:p>
      <text:p text:style-name="P1"/>
      <text:p text:style-name="P2">Task 5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Kämper</meta:initial-creator>
    <meta:creation-date>2016-06-19T15:15:53.019223444</meta:creation-date>
    <meta:generator>LibreOffice/4.2.7.2$Linux_X86_64 LibreOffice_project/420m0$Build-2</meta:generator>
    <dc:date>2016-06-19T15:19:55.256079626</dc:date>
    <dc:creator>Jan Kämper</dc:creator>
    <meta:editing-duration>PT3M18S</meta:editing-duration>
    <meta:editing-cycles>7</meta:editing-cycles>
    <meta:document-statistic meta:table-count="0" meta:image-count="0" meta:object-count="0" meta:page-count="1" meta:paragraph-count="4" meta:word-count="9" meta:character-count="38" meta:non-whitespace-character-count="33"/>
  </office:meta>
</office:document-meta>
</file>